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268" officeooo:paragraph-rsid="00007268"/>
    </style:style>
    <style:style style:name="P2" style:family="paragraph" style:parent-style-name="Standard">
      <style:text-properties officeooo:rsid="00028ea1" officeooo:paragraph-rsid="00028ea1"/>
    </style:style>
    <style:style style:name="P3" style:family="paragraph" style:parent-style-name="Standard">
      <style:text-properties officeooo:rsid="00007268" officeooo:paragraph-rsid="00007268"/>
    </style:style>
    <style:style style:name="P4" style:family="paragraph" style:parent-style-name="Standard">
      <style:text-properties officeooo:rsid="00007268" officeooo:paragraph-rsid="0006ca4e"/>
    </style:style>
    <style:style style:name="P5" style:family="paragraph" style:parent-style-name="Standard">
      <style:text-properties officeooo:rsid="0006b537" officeooo:paragraph-rsid="0006b537"/>
    </style:style>
    <style:style style:name="P6" style:family="paragraph" style:parent-style-name="Text_20_body">
      <style:text-properties officeooo:rsid="00007268" officeooo:paragraph-rsid="0007dce6"/>
    </style:style>
    <style:style style:name="T1" style:family="text">
      <style:text-properties officeooo:rsid="00057c23"/>
    </style:style>
    <style:style style:name="T2" style:family="text">
      <style:text-properties officeooo:rsid="0006ca4e"/>
    </style:style>
    <style:style style:name="T3" style:family="text">
      <style:text-properties officeooo:rsid="0007dc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CAL RESOLVER : 172.29.1.13<text:span text:style-name="T3">5 – 200.23.11.5</text:span></text:p>
      <text:p text:style-name="P4">SRV-NS1 : 172.29.1.131 - <text:span text:style-name="T2">200.23.11.1</text:span></text:p>
      <text:p text:style-name="P4">SRV-NS2 : 172.29.1.132 - <text:span text:style-name="T2">200.23.11.2</text:span></text:p>
      <text:p text:style-name="P4">SRV-HTTP1 : 172.29.1.13<text:span text:style-name="T1">7 - </text:span><text:bookmark-start text:name="__DdeLink__30_1466283661"/><text:span text:style-name="T1">200.23.11.7</text:span><text:bookmark-end text:name="__DdeLink__30_1466283661"/></text:p>
      <text:p text:style-name="P4">SRV-HTTP2 : 172.29.1.136 - <text:span text:style-name="T2">200.23.11.6</text:span></text:p>
      <text:p text:style-name="P4">SRV-MAIL : 172.29.1.133 - <text:span text:style-name="T2">200.23.11.3</text:span></text:p>
      <text:p text:style-name="P4">SRV-PLANIFNS1 : 172.29.1.138 - <text:span text:style-name="T2">200.23.11.8</text:span></text:p>
      <text:p text:style-name="P4">SRV-PLANIFNS2 : 172.29.1.139 - <text:span text:style-name="T2">200.23.11.9</text:span></text:p>
      <text:p text:style-name="P4">SRV-HTTPS2 : 172.29.1.141 - <text:span text:style-name="T2">200.23.11.11</text:span></text:p>
      <text:p text:style-name="P4">SRV-HTTPS2 : 172.29.1.142 - <text:span text:style-name="T2">200.23.11.12</text:span></text:p>
      <text:p text:style-name="P1"/>
      <text:p text:style-name="P5">64.223.190.105</text:p>
      <text:p text:style-name="P1"/>
      <text:p text:style-name="P1"/>
      <text:p text:style-name="P6">ip nat inside source static 172.29.1.131 200.23.11.1</text:p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1.6.2$Linux_X86_64 LibreOffice_project/10m0$Build-2</meta:generator>
    <dc:date>2018-06-20T18:32:53.546575707</dc:date>
    <meta:editing-duration>PT3H51M17S</meta:editing-duration>
    <meta:editing-cycles>6</meta:editing-cycles>
    <meta:document-statistic meta:table-count="0" meta:image-count="0" meta:object-count="0" meta:page-count="1" meta:paragraph-count="12" meta:word-count="58" meta:character-count="458" meta:non-whitespace-character-count="411"/>
  </office:meta>
</office:document-meta>
</file>